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xpandProperties.ExpandProperties( final Reader i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pandProperties.ExpandPropert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pandProperties.read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0">
            <text:p text:style-name="Table_20_Contents">10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ExpandProperties.chain( final Reader rd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